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/>
    </style:style>
    <style:style style:name="P8" style:family="paragraph">
      <style:paragraph-properties fo:text-align="start"/>
      <style:text-properties fo:color="#000000"/>
    </style:style>
    <style:style style:name="P9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937cm" svg:y="4.302cm">
          <text:p/>
        </draw:circle>
        <draw:rect draw:style-name="gr1" draw:text-style-name="P2" xml:id="id61" draw:id="id61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58" draw:start-glue-point="3" draw:end-shape="id59" svg:d="m14589 4814c-1423 0-475-1602-1898-1602">
          <text:p/>
        </draw:connector>
        <draw:circle draw:style-name="gr5" draw:text-style-name="P1" xml:id="id60" draw:id="id60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60" draw:start-glue-point="1" draw:end-shape="id61" draw:end-glue-point="3" svg:d="m19161 4314c1714 0 572 652 2286 652">
          <text:p/>
        </draw:connector>
        <draw:rect draw:style-name="gr1" draw:text-style-name="P2" xml:id="id63" draw:id="id63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62" draw:start-glue-point="3" draw:end-shape="id63" draw:end-glue-point="3" svg:d="m4937 4429c-751 0-815-2721 127-2721">
          <text:p/>
        </draw:connector>
        <draw:rect draw:style-name="gr1" draw:text-style-name="P2" xml:id="id67" draw:id="id67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64" draw:start-glue-point="3" draw:end-shape="id65" svg:d="m14875 14339c-1638 0-546-2406-2184-2406">
          <text:p/>
        </draw:connector>
        <draw:circle draw:style-name="gr5" draw:text-style-name="P1" xml:id="id66" draw:id="id66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6" draw:start-glue-point="1" draw:end-shape="id67" draw:end-glue-point="3" svg:d="m19447 13839c1489 0 497 652 1986 652">
          <text:p/>
        </draw:connector>
        <draw:rect draw:style-name="gr4" draw:text-style-name="P5" draw:layer="layout" svg:width="1.651cm" svg:height="0.508cm" svg:x="8.493cm" svg:y="16.113cm">
          <text:p text:style-name="P3"><text:span text:style-name="T3">PASS, FAIL</text:span></text:p>
        </draw:rect>
      </draw:page>
      <draw:page draw:name="page6" draw:style-name="dp1" draw:master-page-name="Default">
        <draw:rect draw:style-name="gr2" draw:text-style-name="P9" draw:layer="layout" svg:width="6.223cm" svg:height="16.764cm" svg:x="4.937cm" svg:y="3.667cm">
          <text:p text:style-name="P7"><text:span text:style-name="T5">pentagon_report_id</text:span></text:p>
          <text:p text:style-name="P7"><text:span text:style-name="T5">test_conducted_id</text:span></text:p>
          <text:p text:style-name="P7"><text:span text:style-name="T5">score_c</text:span></text:p>
          <text:p text:style-name="P8"><text:span text:style-name="T6">score_uf</text:span></text:p>
          <text:p text:style-name="P8"><text:span text:style-name="T6">score</text:span><text:span text:style-name="T6">_uc</text:span></text:p>
          <text:p text:style-name="P8"><text:span text:style-name="T6">score</text:span><text:span text:style-name="T6">_qf</text:span></text:p>
          <text:p text:style-name="P8"><text:span text:style-name="T6">score</text:span><text:span text:style-name="T6">_qc</text:span></text:p>
          <text:p text:style-name="P8"><text:span text:style-name="T6">score</text:span><text:span text:style-name="T5">_c_ack_conform</text:span></text:p>
          <text:p text:style-name="P7"><text:span text:style-name="T6">score</text:span><text:span text:style-name="T5">_c_good_messages</text:span></text:p>
          <text:p text:style-name="P7"><text:span text:style-name="T6">score</text:span><text:span text:style-name="T5">_c_bad_messages</text:span></text:p>
          <text:p text:style-name="P7"><text:span text:style-name="T6">score</text:span><text:span text:style-name="T5">_c_good_data</text:span></text:p>
          <text:p text:style-name="P7"><text:span text:style-name="T6">score</text:span><text:span text:style-name="T5">_c_bad_data</text:span></text:p>
          <text:p text:style-name="P7"><text:span text:style-name="T5">score_uf_vxu_2014</text:span></text:p>
          <text:p text:style-name="P7"><text:span text:style-name="T5">score_uf_vxu_2015</text:span></text:p>
          <text:p text:style-name="P8"><text:span text:style-name="T6">score_uf_sensitive</text:span></text:p>
          <text:p text:style-name="P8"><text:span text:style-name="T6">score_uf_coded_values</text:span></text:p>
          <text:p text:style-name="P8"><text:span text:style-name="T6">score_uf_tolerant</text:span></text:p>
          <text:p text:style-name="P8"><text:span text:style-name="T6">score_uf_ehr_examples</text:span></text:p>
          <text:p text:style-name="P8"><text:span text:style-name="T6">score_uf_performance</text:span></text:p>
          <text:p text:style-name="P8"><text:span text:style-name="T6">score_qf_qbp_2015</text:span></text:p>
          <text:p text:style-name="P8"><text:span text:style-name="T6">score_qf_data_available</text:span></text:p>
          <text:p text:style-name="P8"><text:span text:style-name="T6">score_qf_deduplication</text:span></text:p>
          <text:p text:style-name="P8"><text:span text:style-name="T6">score_qf_forecaster</text:span></text:p>
          <text:p text:style-name="P8"><text:span text:style-name="T6">score_qf_performance</text:span></text:p>
          <text:p text:style-name="P8"><text:span text:style-name="T6">score_qf_minimum_query</text:span></text:p>
          <text:p text:style-name="P7"><text:span text:style-name="T6">score_uc_major_conflicts</text:span></text:p>
          <text:p text:style-name="P8"><text:span text:style-name="T6">score_uc_conflicts</text:span></text:p>
          <text:p text:style-name="P8"><text:span text:style-name="T6">score_uc_major_constraints</text:span></text:p>
          <text:p text:style-name="P8"><text:span text:style-name="T6">score_uc_unexp_constraints</text:span></text:p>
          <text:p text:style-name="P8"><text:span text:style-name="T6">score_uc_acks_conform</text:span></text:p>
          <text:p text:style-name="P8"><text:span text:style-name="T7">score_qc_responses_conform</text:span></text:p>
          <text:p text:style-name="P8"><text:span text:style-name="T7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08T06:18:21.18</dc:date>
    <dc:creator>Nathan Bunker</dc:creator>
    <meta:editing-duration>P5DT23H26M9S</meta:editing-duration>
    <meta:editing-cycles>53</meta:editing-cycles>
    <meta:printed-by>Nathan Bunker</meta:printed-by>
    <meta:print-date>2014-06-19T14:05:00.83</meta:print-date>
    <meta:document-statistic meta:object-count="167"/>
  </office:meta>
</office:document-meta>
</file>